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5e1" officeooo:paragraph-rsid="000535e1"/>
    </style:style>
    <style:style style:name="P2" style:family="paragraph" style:parent-style-name="Standard">
      <style:paragraph-properties fo:line-height="100%"/>
      <style:text-properties officeooo:rsid="000535e1" officeooo:paragraph-rsid="0006bd41"/>
    </style:style>
    <style:style style:name="P3" style:family="paragraph" style:parent-style-name="Standard">
      <style:paragraph-properties fo:line-height="100%"/>
      <style:text-properties officeooo:rsid="000535e1" officeooo:paragraph-rsid="000ab531"/>
    </style:style>
    <style:style style:name="P4" style:family="paragraph" style:parent-style-name="Standard">
      <style:text-properties officeooo:rsid="000535e1" officeooo:paragraph-rsid="000ab53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35e1" officeooo:paragraph-rsid="000ab531" style:font-weight-asian="bold" style:font-weight-complex="bold"/>
    </style:style>
    <style:style style:name="P6" style:family="paragraph" style:parent-style-name="Standard">
      <style:paragraph-properties fo:line-height="100%"/>
      <style:text-properties officeooo:rsid="0006bd41" officeooo:paragraph-rsid="0006bd41"/>
    </style:style>
    <style:style style:name="P7" style:family="paragraph" style:parent-style-name="Standard">
      <style:paragraph-properties fo:line-height="100%"/>
      <style:text-properties officeooo:rsid="0006bd41" officeooo:paragraph-rsid="000ab53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7b981" officeooo:paragraph-rsid="0007b98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07b981" officeooo:paragraph-rsid="000ab53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093663" officeooo:paragraph-rsid="0009366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093663" officeooo:paragraph-rsid="000ab53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0ab531" officeooo:paragraph-rsid="000ab53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text-underline-style="none" officeooo:rsid="000ab531" officeooo:paragraph-rsid="000ab53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none" fo:font-weight="bold" officeooo:rsid="000ab531" officeooo:paragraph-rsid="000ab531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column"/>
      <style:text-properties style:text-underline-style="none" officeooo:rsid="000ab531" officeooo:paragraph-rsid="000ab531"/>
    </style:style>
    <style:style style:name="P16" style:family="paragraph" style:parent-style-name="Standard">
      <style:paragraph-properties fo:text-align="center" style:justify-single-word="false" fo:break-before="column"/>
      <style:text-properties fo:font-weight="bold" officeooo:rsid="000535e1" officeooo:paragraph-rsid="000ab531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Liberation Serif" fo:font-style="normal" officeooo:rsid="0006bd41" officeooo:paragraph-rsid="0007b981" style:font-style-asian="normal" style:font-style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Liberation Serif" fo:font-style="normal" officeooo:rsid="0006bd41" officeooo:paragraph-rsid="000ab53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bd41" style:font-style-asian="italic" style:font-style-complex="italic"/>
    </style:style>
    <style:style style:name="T3" style:family="text">
      <style:text-properties fo:font-style="italic" officeooo:rsid="00093663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bd41"/>
    </style:style>
    <style:style style:name="T7" style:family="text">
      <style:text-properties officeooo:rsid="0006bd4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6bd41" style:font-style-asian="normal" style:font-style-complex="normal"/>
    </style:style>
    <style:style style:name="T10" style:family="text">
      <style:text-properties fo:font-style="normal" officeooo:rsid="00093663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officeooo:rsid="0007b981"/>
    </style:style>
    <style:style style:name="T14" style:family="text">
      <style:text-properties officeooo:rsid="0009366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éorie des ensembles</text:p>
      <text:p text:style-name="P4"/>
      <text:p text:style-name="P4">On travaille dans un ensemble <text:span text:style-name="T1">E</text:span>, parfois appelé <text:span text:style-name="T4">univers</text:span>.</text:p>
      <text:p text:style-name="P4"/>
      <text:p text:style-name="P4">Pour un ensemble <text:span text:style-name="T1">A</text:span> et un élément <text:span text:style-name="T1">x</text:span>,<draw:frame draw:style-name="fr1" draw:name="Objet1" text:anchor-type="as-char" svg:y="-0.314cm" svg:width="0.938cm" svg:height="0.3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ou (exclusif)<draw:frame draw:style-name="fr1" draw:name="Objet2" text:anchor-type="as-char" svg:y="-0.314cm" svg:width="0.938cm" svg:height="0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4">On remarque que<draw:frame draw:style-name="fr1" draw:name="Objet3" text:anchor-type="as-char" svg:y="-0.314cm" svg:width="2.066cm" svg:height="0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et on note <draw:frame draw:style-name="fr1" draw:name="Objet4" text:anchor-type="as-char" svg:y="-0.243cm" svg:width="0.508cm" svg:height="0.31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l’ensemble vide.</text:p>
      <text:p text:style-name="P4">L’ensemble des éléments de <text:span text:style-name="T1">E</text:span> qui n’appartiennent pas à<draw:frame draw:style-name="fr1" draw:name="Objet5" text:anchor-type="as-char" svg:y="-0.314cm" svg:width="0.469cm" svg:height="0.3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est noté<draw:frame draw:style-name="fr1" draw:name="Objet6" text:anchor-type="as-char" svg:y="-0.314cm" svg:width="0.471cm" svg:height="0.3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et s’appelle le complémentaire de <text:span text:style-name="T1">A</text:span> dans <text:span text:style-name="T1">E</text:span>.</text:p>
      <text:p text:style-name="P4"/>
      <text:p text:style-name="P4">L’ensemble des éléments de <text:span text:style-name="T1">E</text:span> qui appartiennent à <text:span text:style-name="T1">A</text:span> <text:span text:style-name="T5">et</text:span> à <text:span text:style-name="T1">B</text:span> est noté<draw:frame draw:style-name="fr2" draw:name="Object12" text:anchor-type="as-char" svg:width="1.145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7">et s</text:span>’appelle l<text:span text:style-name="T2">’intersection</text:span><text:span text:style-name="T9"> de </text:span><text:span text:style-name="T2">A</text:span><text:span text:style-name="T9"> et de </text:span><text:span text:style-name="T2">B</text:span><text:span text:style-name="T7"> (se dit « A inter B »).</text:span></text:p>
      <text:p text:style-name="P3"/>
      <text:p text:style-name="P3">L’ensemble des éléments de <text:span text:style-name="T1">E</text:span> qui appartiennent à <text:span text:style-name="T1">A</text:span> <text:span text:style-name="T6">ou</text:span> à <text:span text:style-name="T1">B</text:span> est noté<draw:frame draw:style-name="fr2" draw:name="Object26" text:anchor-type="as-char" svg:width="1.168cm" svg:height="0.46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7">et s</text:span>’appelle l<text:span text:style-name="T2">’union</text:span><text:span text:style-name="T9"> de </text:span><text:span text:style-name="T2">A</text:span><text:span text:style-name="T9"> et de </text:span><text:span text:style-name="T2">B</text:span><text:span text:style-name="T7"> (se dit « A union B »).</text:span></text:p>
      <text:p text:style-name="P7"/>
      <text:p text:style-name="P7">Atten<text:span text:style-name="T13">t</text:span>ion au vocabulaire, l’utilisation du mot « et »<text:span text:style-name="T8"> peut prêter à confusion.</text:span></text:p>
      <text:p text:style-name="P18"/>
      <text:p text:style-name="P18"><text:bookmark text:name="MathJax-Span-360"/><text:bookmark text:name="MathJax-Element-65-Frame"/><text:bookmark text:name="MathJax-Span-357"/><text:bookmark text:name="MathJax-Span-358"/><text:bookmark text:name="MathJax-Span-359"/>Savoir s<text:span text:style-name="T13">implifier : </text:span><text:span text:style-name="T13"><draw:frame draw:style-name="fr1" draw:name="Objet7" text:anchor-type="as-char" svg:y="-0.314cm" svg:width="0.45cm" svg:height="0.39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et <draw:frame draw:style-name="fr1" draw:name="Objet8" text:anchor-type="as-char" svg:y="-0.3cm" svg:width="0.51cm" svg:height="0.37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13"> ; </text:span><text:bookmark text:name="MathJax-Span-367"/><text:bookmark text:name="MathJax-Span-368"/><text:bookmark text:name="MathJax-Element-67-Frame"/><text:bookmark text:name="MathJax-Span-369"/>A<text:bookmark text:name="MathJax-Span-370"/>∩<text:bookmark text:name="MathJax-Span-371"/>E et <text:bookmark text:name="MathJax-Span-374"/><text:bookmark text:name="MathJax-Span-373"/><text:bookmark text:name="MathJax-Span-372"/><text:bookmark text:name="MathJax-Element-68-Frame"/>A<text:bookmark text:name="MathJax-Span-375"/>∪<text:bookmark text:name="MathJax-Span-376"/>E<text:span text:style-name="T13"> ; </text:span><text:bookmark text:name="MathJax-Span-378"/><text:bookmark text:name="MathJax-Span-379"/><text:bookmark text:name="MathJax-Element-69-Frame"/><text:bookmark text:name="MathJax-Span-377"/>A<text:bookmark text:name="MathJax-Span-380"/>∩<text:bookmark text:name="MathJax-Span-381"/>∅ et <text:bookmark text:name="MathJax-Span-384"/><text:bookmark text:name="MathJax-Span-383"/><text:bookmark text:name="MathJax-Span-382"/><text:bookmark text:name="MathJax-Element-70-Frame"/>A<text:bookmark text:name="MathJax-Span-385"/>∪<text:bookmark text:name="MathJax-Span-386"/>∅<text:span text:style-name="T13">.</text:span></text:p>
      <text:p text:style-name="P18"><text:span text:style-name="T13">S</text:span>achant que <text:bookmark text:name="MathJax-Span-389"/><text:bookmark text:name="MathJax-Span-388"/><text:bookmark text:name="MathJax-Span-387"/><text:bookmark text:name="MathJax-Element-71-Frame"/>A<text:bookmark text:name="MathJax-Span-390"/>⊂<text:bookmark text:name="MathJax-Span-391"/>B, simplifier <text:bookmark text:name="MathJax-Span-394"/><text:bookmark text:name="MathJax-Span-393"/><text:bookmark text:name="MathJax-Span-392"/><text:bookmark text:name="MathJax-Element-72-Frame"/>A<text:bookmark text:name="MathJax-Span-395"/>∩<text:bookmark text:name="MathJax-Span-396"/>B et <text:bookmark text:name="MathJax-Span-399"/><text:bookmark text:name="MathJax-Span-398"/><text:bookmark text:name="MathJax-Span-397"/><text:bookmark text:name="MathJax-Element-73-Frame"/>A<text:bookmark text:name="MathJax-Span-400"/>∪<text:bookmark text:name="MathJax-Span-401"/>B.</text:p>
      <text:p text:style-name="P9"/>
      <text:p text:style-name="P9">Le cardinal de <text:span text:style-name="T1">A</text:span> est le nombre d’éléments de <text:span text:style-name="T1">A</text:span><text:span text:style-name="T14"> et se note Card(</text:span><text:span text:style-name="T3">A</text:span><text:span text:style-name="T14">).</text:span></text:p>
      <text:p text:style-name="P9"/>
      <text:p text:style-name="P9">Si <text:span text:style-name="T1">E</text:span> et <text:span text:style-name="T1">F</text:span> sont deux ensembles, le produit cartésien de <text:span text:style-name="T1">E</text:span> et <text:span text:style-name="T1">F</text:span></text:p>
      <text:p text:style-name="P9">se note <text:span text:style-name="T1">E</text:span>×<text:span text:style-name="T1">F</text:span><text:span text:style-name="T8"> et est</text:span><text:span text:style-name="T1"><draw:frame draw:style-name="fr1" draw:name="Objet9" text:anchor-type="as-char" svg:y="-0.321cm" svg:width="3.103cm" svg:height="0.42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">(ensemble des couples…).</text:span></text:p>
      <text:p text:style-name="P11"><text:span text:style-name="T8">Card(E×F) = Card(E) × Card(F)</text:span></text:p>
      <text:p text:style-name="P11"><text:span text:style-name="T8"/></text:p>
      <text:p text:style-name="P14"><text:span text:style-name="T8">Relations binaires</text:span></text:p>
      <text:p text:style-name="P12"><text:span text:style-name="T8"/></text:p>
      <text:p text:style-name="P12"><text:span text:style-name="T8">Une relation </text:span><text:span text:style-name="T1">R</text:span><text:span text:style-name="T8"> est :</text:span></text:p>
      <text:p text:style-name="P12"><text:span text:style-name="T11"/></text:p>
      <text:p text:style-name="P12"><text:span text:style-name="T11">réflexive</text:span><text:span text:style-name="T8"> si tout élément de </text:span><text:span text:style-name="T1">E</text:span><text:span text:style-name="T8"> est en relation avec lui-même ;</text:span></text:p>
      <text:p text:style-name="P13"><text:span text:style-name="T8"><text:tab/>(on teste les éléments un par un)</text:span></text:p>
      <text:p text:style-name="P12"><text:span text:style-name="T11">symétrique</text:span><text:span text:style-name="T8"> si pour tout couple (</text:span><text:span text:style-name="T1">x</text:span><text:span text:style-name="T8">,</text:span><text:span text:style-name="T1">y</text:span><text:span text:style-name="T8">) on a </text:span><text:span text:style-name="T1">xRy</text:span><text:span text:style-name="T8"> =&gt; </text:span><text:span text:style-name="T1">yRx</text:span><text:span text:style-name="T8"> ;</text:span></text:p>
      <text:p text:style-name="P13"><text:span text:style-name="T8"><text:tab/>(on teste les éléments deux par deux)</text:span></text:p>
      <text:p text:style-name="P12"><text:span text:style-name="T11">antisymétrique</text:span><text:span text:style-name="T8"> si pour tout couple (</text:span><text:span text:style-name="T1">x</text:span><text:span text:style-name="T8">,</text:span><text:span text:style-name="T1">y</text:span><text:span text:style-name="T8">) on a</text:span><text:span text:style-name="T8"><draw:frame draw:style-name="fr1" draw:name="Objet10" text:anchor-type="as-char" svg:y="-0.321cm" svg:width="2.953cm" svg:height="0.42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8"> ;</text:span></text:p>
      <text:p text:style-name="P13"><text:span text:style-name="T8"><text:tab/>(on teste les éléments deux par deux)</text:span></text:p>
      <text:p text:style-name="P12"><text:span text:style-name="T11">transitive</text:span><text:span text:style-name="T8"> si pour tout triplet (</text:span><text:span text:style-name="T1">x</text:span><text:span text:style-name="T8">,</text:span><text:span text:style-name="T1">y</text:span><text:span text:style-name="T8">,</text:span><text:span text:style-name="T1">z</text:span><text:span text:style-name="T8">) on a</text:span><text:span text:style-name="T8"><draw:frame draw:style-name="fr1" draw:name="Objet11" text:anchor-type="as-char" svg:y="-0.321cm" svg:width="2.76cm" svg:height="0.42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8">.</text:span></text:p>
      <text:p text:style-name="P13"><text:span text:style-name="T8"><text:tab/>(on teste les éléments trois par trois)</text:span></text:p>
      <text:p text:style-name="P16">Théorie des ensembles</text:p>
      <text:p text:style-name="P4"/>
      <text:p text:style-name="P4">On travaille dans un ensemble <text:span text:style-name="T1">E</text:span>, parfois appelé <text:span text:style-name="T4">univers</text:span>.</text:p>
      <text:p text:style-name="P4"/>
      <text:p text:style-name="P4">Pour un ensemble <text:span text:style-name="T1">A</text:span> et un élément <text:span text:style-name="T1">x</text:span>,<draw:frame draw:style-name="fr1" draw:name="Objet12" text:anchor-type="as-char" svg:y="-0.314cm" svg:width="0.938cm" svg:height="0.39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ou (exclusif)<draw:frame draw:style-name="fr1" draw:name="Objet13" text:anchor-type="as-char" svg:y="-0.314cm" svg:width="0.938cm" svg:height="0.39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<text:p text:style-name="P4">On remarque que<draw:frame draw:style-name="fr1" draw:name="Objet14" text:anchor-type="as-char" svg:y="-0.314cm" svg:width="2.066cm" svg:height="0.39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, et on note <draw:frame draw:style-name="fr1" draw:name="Objet15" text:anchor-type="as-char" svg:y="-0.243cm" svg:width="0.508cm" svg:height="0.319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l’ensemble vide.</text:p>
      <text:p text:style-name="P4">L’ensemble des éléments de <text:span text:style-name="T1">E</text:span> qui n’appartiennent pas à<draw:frame draw:style-name="fr1" draw:name="Objet16" text:anchor-type="as-char" svg:y="-0.314cm" svg:width="0.469cm" svg:height="0.39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est noté<draw:frame draw:style-name="fr1" draw:name="Objet17" text:anchor-type="as-char" svg:y="-0.314cm" svg:width="0.471cm" svg:height="0.39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et s’appelle le complémentaire de <text:span text:style-name="T1">A</text:span> dans <text:span text:style-name="T1">E</text:span>.</text:p>
      <text:p text:style-name="P4"/>
      <text:p text:style-name="P4">L’ensemble des éléments de <text:span text:style-name="T1">E</text:span> qui appartiennent à <text:span text:style-name="T1">A</text:span> <text:span text:style-name="T5">et</text:span> à <text:span text:style-name="T1">B</text:span> est noté<draw:frame draw:style-name="fr2" draw:name="Objet18" text:anchor-type="as-char" svg:width="1.145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7">et s</text:span>’appelle l<text:span text:style-name="T2">’intersection</text:span><text:span text:style-name="T9"> de </text:span><text:span text:style-name="T2">A</text:span><text:span text:style-name="T9"> et de </text:span><text:span text:style-name="T2">B</text:span><text:span text:style-name="T7"> (se dit « A inter B »).</text:span></text:p>
      <text:p text:style-name="P3"/>
      <text:p text:style-name="P3">L’ensemble des éléments de <text:span text:style-name="T1">E</text:span> qui appartiennent à <text:span text:style-name="T1">A</text:span> <text:span text:style-name="T6">ou</text:span> à <text:span text:style-name="T1">B</text:span> est noté<draw:frame draw:style-name="fr2" draw:name="Objet19" text:anchor-type="as-char" svg:width="1.168cm" svg:height="0.469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7">et s</text:span>’appelle l<text:span text:style-name="T2">’union</text:span><text:span text:style-name="T9"> de </text:span><text:span text:style-name="T2">A</text:span><text:span text:style-name="T9"> et de </text:span><text:span text:style-name="T2">B</text:span><text:span text:style-name="T7"> (se dit « A union B »).</text:span></text:p>
      <text:p text:style-name="P7"/>
      <text:p text:style-name="P7">Atten<text:span text:style-name="T13">t</text:span>ion au vocabulaire, l’utilisation du mot « et »<text:span text:style-name="T8"> peut prêter à confusion.</text:span></text:p>
      <text:p text:style-name="P18"/>
      <text:p text:style-name="P18"><text:bookmark text:name="MathJax-Span-3601"/><text:bookmark text:name="MathJax-Element-65-Frame1"/><text:bookmark text:name="MathJax-Span-3571"/><text:bookmark text:name="MathJax-Span-3581"/><text:bookmark text:name="MathJax-Span-3591"/>Savoir s<text:span text:style-name="T13">implifier : </text:span><text:span text:style-name="T13"><draw:frame draw:style-name="fr1" draw:name="Objet20" text:anchor-type="as-char" svg:y="-0.314cm" svg:width="0.45cm" svg:height="0.39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et <draw:frame draw:style-name="fr1" draw:name="Objet21" text:anchor-type="as-char" svg:y="-0.3cm" svg:width="0.51cm" svg:height="0.376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13"> ; </text:span><text:bookmark text:name="MathJax-Span-3671"/><text:bookmark text:name="MathJax-Span-3681"/><text:bookmark text:name="MathJax-Element-67-Frame1"/><text:bookmark text:name="MathJax-Span-3691"/>A<text:bookmark text:name="MathJax-Span-3701"/>∩<text:bookmark text:name="MathJax-Span-3711"/>E et <text:bookmark text:name="MathJax-Span-3741"/><text:bookmark text:name="MathJax-Span-3731"/><text:bookmark text:name="MathJax-Span-3721"/><text:bookmark text:name="MathJax-Element-68-Frame1"/>A<text:bookmark text:name="MathJax-Span-3751"/>∪<text:bookmark text:name="MathJax-Span-3761"/>E<text:span text:style-name="T13"> ; </text:span><text:bookmark text:name="MathJax-Span-3781"/><text:bookmark text:name="MathJax-Span-3791"/><text:bookmark text:name="MathJax-Element-69-Frame1"/><text:bookmark text:name="MathJax-Span-3771"/>A<text:bookmark text:name="MathJax-Span-3801"/>∩<text:bookmark text:name="MathJax-Span-3811"/>∅ et <text:bookmark text:name="MathJax-Span-3841"/><text:bookmark text:name="MathJax-Span-3831"/><text:bookmark text:name="MathJax-Span-3821"/><text:bookmark text:name="MathJax-Element-70-Frame1"/>A<text:bookmark text:name="MathJax-Span-3851"/>∪<text:bookmark text:name="MathJax-Span-3861"/>∅<text:span text:style-name="T13">.</text:span></text:p>
      <text:p text:style-name="P18"><text:span text:style-name="T13">S</text:span>achant que <text:bookmark text:name="MathJax-Span-3891"/><text:bookmark text:name="MathJax-Span-3881"/><text:bookmark text:name="MathJax-Span-3871"/><text:bookmark text:name="MathJax-Element-71-Frame1"/>A<text:bookmark text:name="MathJax-Span-3901"/>⊂<text:bookmark text:name="MathJax-Span-3911"/>B, simplifier <text:bookmark text:name="MathJax-Span-3941"/><text:bookmark text:name="MathJax-Span-3931"/><text:bookmark text:name="MathJax-Span-3921"/><text:bookmark text:name="MathJax-Element-72-Frame1"/>A<text:bookmark text:name="MathJax-Span-3951"/>∩<text:bookmark text:name="MathJax-Span-3961"/>B et <text:bookmark text:name="MathJax-Span-3991"/><text:bookmark text:name="MathJax-Span-3981"/><text:bookmark text:name="MathJax-Span-3971"/><text:bookmark text:name="MathJax-Element-73-Frame1"/>A<text:bookmark text:name="MathJax-Span-4001"/>∪<text:bookmark text:name="MathJax-Span-4011"/>B.</text:p>
      <text:p text:style-name="P9"/>
      <text:p text:style-name="P9">Le cardinal de <text:span text:style-name="T1">A</text:span> est le nombre d’éléments de <text:span text:style-name="T1">A</text:span><text:span text:style-name="T14"> et se note Card(</text:span><text:span text:style-name="T3">A</text:span><text:span text:style-name="T14">).</text:span></text:p>
      <text:p text:style-name="P9"/>
      <text:p text:style-name="P9">Si <text:span text:style-name="T1">E</text:span> et <text:span text:style-name="T1">F</text:span> sont deux ensembles, le produit cartésien de <text:span text:style-name="T1">E</text:span> et <text:span text:style-name="T1">F</text:span></text:p>
      <text:p text:style-name="P9">se note <text:span text:style-name="T1">E</text:span>×<text:span text:style-name="T1">F</text:span><text:span text:style-name="T8"> et est</text:span><text:span text:style-name="T1"><draw:frame draw:style-name="fr1" draw:name="Objet22" text:anchor-type="as-char" svg:y="-0.321cm" svg:width="3.103cm" svg:height="0.422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0">(ensemble des couples…).</text:span></text:p>
      <text:p text:style-name="P11"><text:span text:style-name="T8">Card(E×F) = Card(E) × Card(F)</text:span></text:p>
      <text:p text:style-name="P11"><text:span text:style-name="T8"/></text:p>
      <text:p text:style-name="P14"><text:span text:style-name="T8">Relations binaires</text:span></text:p>
      <text:p text:style-name="P12"><text:span text:style-name="T8"/></text:p>
      <text:p text:style-name="P12"><text:span text:style-name="T8">Une relation </text:span><text:span text:style-name="T1">R</text:span><text:span text:style-name="T8"> est :</text:span></text:p>
      <text:p text:style-name="P12"><text:span text:style-name="T11"/></text:p>
      <text:p text:style-name="P12"><text:span text:style-name="T11">réflexive</text:span><text:span text:style-name="T8"> si tout élément de </text:span><text:span text:style-name="T1">E</text:span><text:span text:style-name="T8"> est en relation avec lui-même ;</text:span></text:p>
      <text:p text:style-name="P13"><text:span text:style-name="T8"><text:tab/>(on teste les éléments un par un)</text:span></text:p>
      <text:p text:style-name="P12"><text:span text:style-name="T11">symétrique</text:span><text:span text:style-name="T8"> si pour tout couple (</text:span><text:span text:style-name="T1">x</text:span><text:span text:style-name="T8">,</text:span><text:span text:style-name="T1">y</text:span><text:span text:style-name="T8">) on a </text:span><text:span text:style-name="T1">xRy</text:span><text:span text:style-name="T8"> =&gt; </text:span><text:span text:style-name="T1">yRx</text:span><text:span text:style-name="T8"> ;</text:span></text:p>
      <text:p text:style-name="P13"><text:span text:style-name="T8"><text:tab/>(on teste les éléments deux par deux)</text:span></text:p>
      <text:p text:style-name="P12"><text:span text:style-name="T11">antisymétrique</text:span><text:span text:style-name="T8"> si pour tout couple (</text:span><text:span text:style-name="T1">x</text:span><text:span text:style-name="T8">,</text:span><text:span text:style-name="T1">y</text:span><text:span text:style-name="T8">) on a</text:span><text:span text:style-name="T8"><draw:frame draw:style-name="fr1" draw:name="Objet23" text:anchor-type="as-char" svg:y="-0.321cm" svg:width="2.953cm" svg:height="0.42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8"> ;</text:span></text:p>
      <text:p text:style-name="P13"><text:span text:style-name="T8"><text:tab/>(on teste les éléments deux par deux)</text:span></text:p>
      <text:p text:style-name="P12"><text:span text:style-name="T11">transitive</text:span><text:span text:style-name="T8"> si pour tout triplet (</text:span><text:span text:style-name="T1">x</text:span><text:span text:style-name="T8">,</text:span><text:span text:style-name="T1">y</text:span><text:span text:style-name="T8">,</text:span><text:span text:style-name="T1">z</text:span><text:span text:style-name="T8">) on a</text:span><text:span text:style-name="T8"><draw:frame draw:style-name="fr1" draw:name="Objet24" text:anchor-type="as-char" svg:y="-0.321cm" svg:width="2.76cm" svg:height="0.422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8">.</text:span></text:p>
      <text:p text:style-name="P12"><text:span text:style-name="T12"><text:tab/>(on teste les éléments trois par troi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2-11-08T16:22:20.060572523</dc:date>
    <dc:creator>Christophe Gragnic</dc:creator>
    <meta:editing-duration>PT28M53S</meta:editing-duration>
    <meta:editing-cycles>6</meta:editing-cycles>
    <meta:generator>LibreOffice/6.0.7.3$Linux_X86_64 LibreOffice_project/00m0$Build-3</meta:generator>
    <meta:document-statistic meta:table-count="0" meta:image-count="0" meta:object-count="26" meta:page-count="1" meta:paragraph-count="48" meta:word-count="500" meta:character-count="2578" meta:non-whitespace-character-count="2116"/>
  </office:meta>
</office:document-meta>
</file>

<file path=Object 1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10/content.xml><?xml version="1.0" encoding="utf-8"?>
<math xmlns="http://www.w3.org/1998/Math/MathML" display="block">
  <semantics>
    <mover accent="true">
      <mi mathvariant="normal">∅</mi>
      <mo>¯</mo>
    </mover>
    <annotation encoding="StarMath 5.0">overline emptyset</annotation>
  </semantics>
</math>
</file>

<file path=Object 11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i>,</mi>
          <mrow>
            <mi>x</mi>
            <mo stretchy="false">∈</mo>
            <mi>E</mi>
          </mrow>
          <mi>,</mi>
          <mrow>
            <mi>y</mi>
            <mo stretchy="false">∈</mo>
            <mi>F</mi>
          </mrow>
        </mrow>
      </mrow>
      <mo fence="true" stretchy="false">}</mo>
    </mrow>
    <annotation encoding="StarMath 5.0">lbrace (x,y), x in E, y in F rbrace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 mathvariant="italic">xRy</mi>
            <mo stretchy="false">∧</mo>
            <mi mathvariant="italic">yR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Ry and yRx) drarrow x=y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 mathvariant="italic">xRy</mi>
            <mo stretchy="false">∧</mo>
            <mi mathvariant="italic">yRz</mi>
          </mrow>
        </mrow>
        <mo fence="true" stretchy="false">)</mo>
      </mrow>
      <mo stretchy="false">⇒</mo>
      <mi mathvariant="italic">xRz</mi>
    </mrow>
    <annotation encoding="StarMath 5.0">(xRy and yRz) drarrow xRz</annotation>
  </semantics>
</math>
</file>

<file path=Object 14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15/content.xml><?xml version="1.0" encoding="utf-8"?>
<math xmlns="http://www.w3.org/1998/Math/MathML" display="block">
  <semantics>
    <mrow>
      <mi>x</mi>
      <mo stretchy="false">∉</mo>
      <mi>A</mi>
    </mrow>
    <annotation encoding="StarMath 5.0">x notin A</annotation>
  </semantics>
</math>
</file>

<file path=Object 16/content.xml><?xml version="1.0" encoding="utf-8"?>
<math xmlns="http://www.w3.org/1998/Math/MathML" display="block">
  <semantics>
    <mrow>
      <mover accent="true">
        <mrow>
          <mi>x</mi>
          <mo stretchy="false">∈</mo>
          <mi>A</mi>
        </mrow>
        <mo>¯</mo>
      </mover>
      <mo stretchy="false">⇔</mo>
      <mrow>
        <mi>x</mi>
        <mo stretchy="false">∉</mo>
        <mi>A</mi>
      </mrow>
    </mrow>
    <annotation encoding="StarMath 5.0">overline {x in A} dlrarrow x notin A</annotation>
  </semantics>
</math>
</file>

<file path=Object 17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A</annotation>
  </semantics>
</math>
</file>

<file path=Object 2/content.xml><?xml version="1.0" encoding="utf-8"?>
<math xmlns="http://www.w3.org/1998/Math/MathML" display="block">
  <semantics>
    <mrow>
      <mi>x</mi>
      <mo stretchy="false">∉</mo>
      <mi>A</mi>
    </mrow>
    <annotation encoding="StarMath 5.0">x notin A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∩</math:mo>
      <math:mi>B</math:mi>
    </math:mrow>
    <math:annotation math:encoding="StarMath 5.0">A intersection B</math:annotation>
  </math:semantics>
</math:math>
</file>

<file path=Object 21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22/content.xml><?xml version="1.0" encoding="utf-8"?>
<math xmlns="http://www.w3.org/1998/Math/MathML" display="block">
  <semantics>
    <mover accent="true">
      <mi>E</mi>
      <mo>¯</mo>
    </mover>
    <annotation encoding="StarMath 5.0">overline E</annotation>
  </semantics>
</math>
</file>

<file path=Object 23/content.xml><?xml version="1.0" encoding="utf-8"?>
<math xmlns="http://www.w3.org/1998/Math/MathML" display="block">
  <semantics>
    <mover accent="true">
      <mi mathvariant="normal">∅</mi>
      <mo>¯</mo>
    </mover>
    <annotation encoding="StarMath 5.0">overline emptyset</annotation>
  </semantics>
</math>
</file>

<file path=Object 2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i>,</mi>
          <mrow>
            <mi>x</mi>
            <mo stretchy="false">∈</mo>
            <mi>E</mi>
          </mrow>
          <mi>,</mi>
          <mrow>
            <mi>y</mi>
            <mo stretchy="false">∈</mo>
            <mi>F</mi>
          </mrow>
        </mrow>
      </mrow>
      <mo fence="true" stretchy="false">}</mo>
    </mrow>
    <annotation encoding="StarMath 5.0">lbrace (x,y), x in E, y in F rbrace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i mathvariant="italic">xRy</mi>
            <mo stretchy="false">∧</mo>
            <mi mathvariant="italic">yR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Ry and yRx) drarrow x=y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i mathvariant="italic">xRy</mi>
            <mo stretchy="false">∧</mo>
            <mi mathvariant="italic">yRz</mi>
          </mrow>
        </mrow>
        <mo fence="true" stretchy="false">)</mo>
      </mrow>
      <mo stretchy="false">⇒</mo>
      <mi mathvariant="italic">xRz</mi>
    </mrow>
    <annotation encoding="StarMath 5.0">(xRy and yRz) drarrow xRz</annotation>
  </semantics>
</math>
</file>

<file path=Object 3/content.xml><?xml version="1.0" encoding="utf-8"?>
<math xmlns="http://www.w3.org/1998/Math/MathML" display="block">
  <semantics>
    <mrow>
      <mover accent="true">
        <mrow>
          <mi>x</mi>
          <mo stretchy="false">∈</mo>
          <mi>A</mi>
        </mrow>
        <mo>¯</mo>
      </mover>
      <mo stretchy="false">⇔</mo>
      <mrow>
        <mi>x</mi>
        <mo stretchy="false">∉</mo>
        <mi>A</mi>
      </mrow>
    </mrow>
    <annotation encoding="StarMath 5.0">overline {x in A} dlrarrow x notin A</annotation>
  </semantics>
</math>
</file>

<file path=Object 4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over accent="true">
      <mi>A</mi>
      <mo>¯</mo>
    </mover>
    <annotation encoding="StarMath 5.0">overline A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∩</math:mo>
      <math:mi>B</math:mi>
    </math:mrow>
    <math:annotation math:encoding="StarMath 5.0">A intersection B</math:annotation>
  </math:semantics>
</math:math>
</file>

<file path=Object 8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9/content.xml><?xml version="1.0" encoding="utf-8"?>
<math xmlns="http://www.w3.org/1998/Math/MathML" display="block">
  <semantics>
    <mover accent="true">
      <mi>E</mi>
      <mo>¯</mo>
    </mover>
    <annotation encoding="StarMath 5.0">overline E</annotation>
  </semantics>
</math>
</file>